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0.877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6.1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1">
            <text:p>0714 <text:s/>95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1">
            <text:p>0714 <text:s/>95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1">
            <text:p>0714 <text:s/>95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2">
            <text:p>0714 <text:s/>95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2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2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2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3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3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3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4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4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4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5">
            <text:p>0714 <text:s/>9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5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5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5">
            <text:p>0714 <text:s/>9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6">
            <text:p>0714 <text:s/>9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6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6">
            <text:p>0714 <text:s/>9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6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7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7">
            <text:p>0714 <text:s/>9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7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8">
            <text:p>0714 <text:s/>9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8">
            <text:p>0714 <text:s/>9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8">
            <text:p>0714 <text:s/>9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8">
            <text:p>0714 <text:s/>9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8">
            <text:p>0714 <text:s/>9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8">
            <text:p>0714 <text:s/>9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8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89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1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1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2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2">
            <text:p>0714 <text:s/>9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2">
            <text:p>0714 <text:s/>9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3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3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3">
            <text:p>0714 <text:s/>9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4">
            <text:p>0714 <text:s/>95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4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4">
            <text:p>0714 <text:s/>9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5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5">
            <text:p>0714 <text:s/>95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5">
            <text:p>0714 <text:s/>9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5">
            <text:p>0714 <text:s/>9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5">
            <text:p>0714 <text:s/>95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5">
            <text:p>0714 <text:s/>9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6">
            <text:p>0714 <text:s/>9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6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6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8">
            <text:p>0714 <text:s/>9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8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9">
            <text:p>0714 <text:s/>9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9">
            <text:p>0714 <text:s/>9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9">
            <text:p>0714 <text:s/>9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29.99">
            <text:p>0714 <text:s/>9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1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1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1">
            <text:p>0714 <text:s/>95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2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2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2">
            <text:p>0714 <text:s/>9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3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3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1">
            <text:p>7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3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3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3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4">
            <text:p>7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3">
            <text:p>0714 <text:s/>9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5">
            <text:p>7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4T09:56:30.03">
            <text:p>0714 <text:s/>956</text:p>
          </table:table-cell>
          <table:table-cell table:number-columns-repeated="1011"/>
        </table:table-row>
        <table:table-row table:style-name="ro10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4T09:56:30.03">
            <text:p>0714 <text:s/>95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14T09:56:30.03">
            <text:p>2021/7/14 9:5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4T09:56:30.03">
            <text:p>0714 <text:s/>956</text:p>
          </table:table-cell>
          <table:table-cell table:style-name="ce7" table:formula="of:=NOW()" office:value-type="date" office:date-value="2021-07-14T09:56:30.03">
            <text:p>0714 <text:s/>95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14T09:56:30.03">
            <text:p>0714 <text:s/>95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0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9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1">
            <text:p>0714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2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2">
            <text:p>0714 <text:s/>9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2">
            <text:p>0714 <text:s/>9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9" office:value-type="string">
            <text:p>tầng này là rộng. / bức tường đó là cao. / cái xô này là nặng.</text:p>
          </table:table-cell>
          <table:table-cell table:style-name="ce20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2">
            <text:p>0714 <text:s/>9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3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ósm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3">
            <text:p>0714 <text:s/>9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4">
            <text:p>0714 <text:s/>9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ثامن من تموز.</text:p>
          </table:table-cell>
          <table:table-cell table:style-name="ce20"/>
          <table:table-cell table:style-name="ce20" office:value-type="string">
            <text:p>it was thursday, the eigh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4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، هشتم ماه ژوئیه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4">
            <text:p>0714 <text:s/>9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</text:p>
          </table:table-cell>
          <table:table-cell table:style-name="ce20" office:value-type="string">
            <text:p>fi'l'aamisi</text:p>
          </table:table-cell>
          <table:table-cell table:style-name="ce20" office:value-type="string">
            <text:p>I did not buy, yesterda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4">
            <text:p>0714 <text:s/>9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 قهوه می نوشم</text:p>
          </table:table-cell>
          <table:table-cell table:style-name="ce20" office:value-type="string">
            <text:p>qafve / miy'nuwsham[drink</text:p>
          </table:table-cell>
          <table:table-cell table:style-name="ce20" office:value-type="string">
            <text:p>I drank coffee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4">
            <text:p>0714 <text:s/>95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9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0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4">
            <text:p>0714 <text:s/>9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9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0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4">
            <text:p>0714 <text:s/>9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5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iątek, dziew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6">
            <text:p>0714 <text:s/>9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6">
            <text:p>0714 <text:s/>9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6">
            <text:p>0714 <text:s/>9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ة، التاسع من تموز.</text:p>
          </table:table-cell>
          <table:table-cell table:style-name="ce20"/>
          <table:table-cell table:style-name="ce20" office:value-type="string">
            <text:p>it was friday, the ni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6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، ن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6">
            <text:p>0714 <text:s/>9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 / ذهبت إلى الحديقة فقط.</text:p>
          </table:table-cell>
          <table:table-cell table:style-name="ce20" office:value-type="string">
            <text:p>faqa[just</text:p>
          </table:table-cell>
          <table:table-cell table:style-name="ce20" office:value-type="string">
            <text:p>i only went to the park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6">
            <text:p>0714 <text:s/>9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من دوباره قهوه می نوشم. / من هم چای می نوشم.</text:p>
          </table:table-cell>
          <table:table-cell table:style-name="ce20" office:value-type="string">
            <text:p>ham[also / chaay[tea</text:p>
          </table:table-cell>
          <table:table-cell table:style-name="ce20" office:value-type="string">
            <text:p>yesterday i drank coffee again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6">
            <text:p>0714 <text:s/>95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9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0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0" office:value-type="string">
            <text:p>he says he wants to have a rest. / he says he is not feeling well. / he says he wants to sit down on the floor. / how does he feel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7">
            <text:p>0714 <text:s/>95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7">
            <text:p>0714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dzies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8">
            <text:p>0714 <text:s/>9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8">
            <text:p>0714 <text:s/>9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عاشر من تموز.</text:p>
          </table:table-cell>
          <table:table-cell table:style-name="ce20"/>
          <table:table-cell table:style-name="ce20" office:value-type="string">
            <text:p>it was saturday, the 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، د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8">
            <text:p>0714 <text:s/>9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أشتريت الفول السوداني أمس. / في المساء.</text:p>
          </table:table-cell>
          <table:table-cell table:style-name="ce21" office:value-type="string">
            <text:p>ashtariytu-l'fuwl[beans-a'suwdaaniya / fi'l'masaaI</text:p>
          </table:table-cell>
          <table:table-cell table:style-name="ce21" office:value-type="string">
            <text:p>I bought peanuts yesterday. in the evening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8">
            <text:p>0714 <text:s/>95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، يک مکعب يخ داخل نوشيدنی گذاشتم</text:p>
          </table:table-cell>
          <table:table-cell table:style-name="ce21" office:value-type="string">
            <text:p>mokya'ab[cube / yax[ice? / doxel[inside / nuwshiydnee?[drink / gazaashtam[yesterday</text:p>
          </table:table-cell>
          <table:table-cell table:style-name="ce21" office:value-type="string">
            <text:p>I put an ice cube in the drink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9">
            <text:p>0714 <text:s/>9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9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0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19">
            <text:p>0714 <text:s/>9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9" office:value-type="string">
            <text:p>một hình[cylinder=1 trụ thoát nước. / nước. hình trụ. anh ta đổ[pour nước ra[out.</text:p>
          </table:table-cell>
          <table:table-cell table:style-name="ce20" office:value-type="string" table:number-columns-spanned="2" table:number-rows-spanned="1">
            <text:p>水を出す筒。水。筒。彼は、水を出し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">
            <text:p>0714 <text:s/>95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1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oniedziałek, dwu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1">
            <text:p>0714 <text:s/>9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>
            <text:p>shino : nie mogłem ćwiczyć. kiedy wróciłem do domu, było już po siódmej.</text:p>
          </table:table-cell>
          <table:table-cell table:style-name="ce20" office:value-type="string" table:number-columns-spanned="2" table:number-rows-spanned="1">
            <text:p>when i arrived back at the house, it was already past seven o'clock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1">
            <text:p>0714 <text:s/>9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اثنين، الثاني عشر من تموز.</text:p>
          </table:table-cell>
          <table:table-cell table:style-name="ce20"/>
          <table:table-cell table:style-name="ce20" office:value-type="string">
            <text:p>it was monday, the twelf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1">
            <text:p>0714 <text:s/>9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دوازدهم ماه تير. </text:p>
          </table:table-cell>
          <table:table-cell table:style-name="ce20" office:value-type="string">
            <text:p>davooz'dahom / tiy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1">
            <text:p>0714 <text:s/>956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یت مكعبات ثلج.</text:p>
          </table:table-cell>
          <table:table-cell table:style-name="ce21" office:value-type="string">
            <text:p>muqaAbaat / thalidhun</text:p>
          </table:table-cell>
          <table:table-cell table:style-name="ce21" office:value-type="string">
            <text:p>I bought ice cub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2">
            <text:p>0714 <text:s/>95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يک نوشيدتی داغ درست کردم</text:p>
          </table:table-cell>
          <table:table-cell table:style-name="ce20" office:value-type="string">
            <text:p>nuwshiydnee / dooG[hot / dorost[right / kyardam[have</text:p>
          </table:table-cell>
          <table:table-cell table:style-name="ce20" office:value-type="string">
            <text:p>I made a drink hot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2">
            <text:p>0714 <text:s/>9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19" office:value-type="string">
            <text:p>tưới nước lên[on các[pillar~1 trụ và xung[around~1 quanh.</text:p>
          </table:table-cell>
          <table:table-cell table:style-name="ce20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2">
            <text:p>0714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19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0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2">
            <text:p>0714 <text:s/>9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3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wtorek, trzy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3">
            <text:p>0714 <text:s/>9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 te części zaciśnięte, w rezultacie, dolna warga staje się podniesiona[lifted, więc wysokość dźwięków staje się wyższy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3">
            <text:p>0714 <text:s/>95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0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4">
            <text:p>0714 <text:s/>9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ثلاثاء، الثالث عشر من تموز.</text:p>
          </table:table-cell>
          <table:table-cell table:style-name="ce20" office:value-type="string">
            <text:p>a'thaalith[third</text:p>
          </table:table-cell>
          <table:table-cell table:style-name="ce20" office:value-type="string">
            <text:p>it was tuesday, the thir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4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سه شنبه بود، سي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8.53">
            <text:p>0714 <text:s/>95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شيء. / أشياء / / أشياء كثيرة</text:p>
          </table:table-cell>
          <table:table-cell table:style-name="ce21" office:value-type="string">
            <text:p>shayiU / ashyaaU / ash'yaaU kathiyratu / ishtaraytu / ishtaraytu ashyaaA kathiyratan</text:p>
          </table:table-cell>
          <table:table-cell table:style-name="ce21" office:value-type="string">
            <text:p>thing. / things / many things / I bought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8.53">
            <text:p>0714 <text:s/>9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آسمان / هوا/ آفتابی / ديروز، آفتابی بود.</text:p>
          </table:table-cell>
          <table:table-cell table:style-name="ce21" office:value-type="string">
            <text:p>oosmaan / havoo / aaftaabiy</text:p>
          </table:table-cell>
          <table:table-cell table:style-name="ce21" office:value-type="string">
            <text:p>sky / weather / <text:s/>sunny / it was sunn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8.53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1">
            <text:p>5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5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2">
            <text:p>5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30.25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3">
            <text:p>5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4">
            <text:p>5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5">
            <text:p>5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6">
            <text:p>5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7">
            <text:p>5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8">
            <text:p>5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9">
            <text:p>5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0">
            <text:p>6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1">
            <text:p>6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2">
            <text:p>6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4T09:56:27.68">
            <text:p>0714 <text:s/>956</text:p>
          </table:table-cell>
          <table:table-cell table:number-columns-repeated="1010"/>
        </table:table-row>
        <table:table-row table:style-name="ro10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4T09:56:27.67">
            <text:p>0714 <text:s/>95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14T09:56:30.25">
            <text:p>0714 <text:s/>956</text:p>
          </table:table-cell>
          <table:table-cell table:style-name="ce7" table:formula="of:=NOW()" office:value-type="date" office:date-value="2021-07-14T09:56:30.25">
            <text:p>0714 <text:s/>95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14T09:56:30.25">
            <text:p>0714 <text:s/>956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0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4">2021/07/14</text:date>, <text:time>09:56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14T09:56:29.40</dc:date>
    <dc:creator>iwabuchi ken</dc:creator>
    <meta:editing-duration>P4DT14H9M11S</meta:editing-duration>
    <meta:editing-cycles>697</meta:editing-cycles>
    <meta:generator>OpenOffice/4.1.3$Win32 OpenOffice.org_project/413m1$Build-9783</meta:generator>
    <meta:document-statistic meta:table-count="2" meta:cell-count="848" meta:object-count="0"/>
  </office:meta>
</office:document-meta>
</file>